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stroke="none" svg:stroke-color="#000000" draw:fill="none" draw:fill-color="#ffffff" fo:min-height="2.5cm"/>
    </style:style>
    <style:style style:name="gr7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3" draw:id="id3" draw:layer="layout" svg:width="2.5cm" svg:height="1cm" svg:x="15.5cm" svg:y="13.5cm">
          <text:p text:style-name="P1">Pankki</text:p>
        </draw:rect>
        <draw:rect draw:style-name="gr1" draw:text-style-name="P1" xml:id="id1" draw:id="id1" draw:layer="layout" svg:width="3cm" svg:height="1cm" svg:x="8cm" svg:y="15.5cm">
          <text:p text:style-name="P1">Kauppa</text:p>
        </draw:rect>
        <draw:rect draw:style-name="gr1" draw:text-style-name="P1" xml:id="id7" draw:id="id7" draw:layer="layout" svg:width="3cm" svg:height="1cm" svg:x="15cm" svg:y="6cm">
          <text:p text:style-name="P1">Kirjanpito</text:p>
        </draw:rect>
        <draw:rect draw:style-name="gr1" draw:text-style-name="P1" xml:id="id4" draw:id="id4" draw:layer="layout" svg:width="3cm" svg:height="1cm" svg:x="3cm" svg:y="20.5cm">
          <text:p text:style-name="P1">Ostoskori</text:p>
        </draw:rect>
        <draw:rect draw:style-name="gr1" draw:text-style-name="P1" xml:id="id6" draw:id="id6" draw:layer="layout" svg:width="2cm" svg:height="1cm" svg:x="1.5cm" svg:y="10cm">
          <text:p text:style-name="P1">Tuote</text:p>
        </draw:rect>
        <draw:rect draw:style-name="gr1" draw:text-style-name="P1" xml:id="id2" draw:id="id2" draw:layer="layout" svg:width="3cm" svg:height="1cm" svg:x="7cm" svg:y="6cm">
          <text:p text:style-name="P1">Varasto</text:p>
        </draw:rect>
        <draw:rect draw:style-name="gr1" draw:text-style-name="P1" xml:id="id5" draw:id="id5" draw:layer="layout" svg:width="5cm" svg:height="1cm" svg:x="7cm" svg:y="23.5cm">
          <text:p text:style-name="P1">Viitegeneraattori</text:p>
        </draw:rect>
        <draw:connector draw:style-name="gr2" draw:text-style-name="P1" draw:layer="layout" svg:x1="9.5cm" svg:y1="15.5cm" svg:x2="8.5cm" svg:y2="7cm" draw:start-shape="id1" draw:end-shape="id2" svg:d="m9500 15500v-4250h-1000v-4250">
          <text:p/>
        </draw:connector>
        <draw:connector draw:style-name="gr2" draw:text-style-name="P1" draw:layer="layout" svg:x1="11cm" svg:y1="16cm" svg:x2="15.5cm" svg:y2="14cm" draw:start-shape="id1" draw:end-shape="id3" svg:d="m11000 16000h2250v-2000h2250">
          <text:p/>
        </draw:connector>
        <draw:connector draw:style-name="gr2" draw:text-style-name="P1" draw:layer="layout" svg:x1="8cm" svg:y1="16cm" svg:x2="6cm" svg:y2="21cm" draw:start-shape="id1" draw:end-shape="id4" svg:d="m8000 16000h-1000v5000h-1000">
          <text:p/>
        </draw:connector>
        <draw:connector draw:style-name="gr2" draw:text-style-name="P1" draw:layer="layout" svg:x1="9.5cm" svg:y1="16.5cm" svg:x2="9.5cm" svg:y2="23.5cm" draw:start-shape="id1" draw:end-shape="id5" svg:d="m9500 16500v7000">
          <text:p/>
        </draw:connector>
        <draw:connector draw:style-name="gr2" draw:text-style-name="P1" draw:layer="layout" svg:x1="4.5cm" svg:y1="20.5cm" svg:x2="2.5cm" svg:y2="11cm" draw:start-shape="id4" draw:start-glue-point="0" draw:end-shape="id6" svg:d="m4500 20500v-4750h-2000v-4750">
          <text:p/>
        </draw:connector>
        <draw:connector draw:style-name="gr2" draw:text-style-name="P1" draw:layer="layout" svg:x1="10cm" svg:y1="6.5cm" svg:x2="15cm" svg:y2="6.5cm" draw:start-shape="id2" draw:end-shape="id7" svg:d="m10000 6500h5000">
          <text:p/>
        </draw:connector>
        <draw:connector draw:style-name="gr2" draw:text-style-name="P1" draw:layer="layout" svg:x1="16.75cm" svg:y1="13.5cm" svg:x2="16.5cm" svg:y2="7cm" draw:start-shape="id3" draw:end-shape="id7" svg:d="m16750 13500v-3250h-250v-3250">
          <text:p/>
        </draw:connector>
        <draw:connector draw:style-name="gr2" draw:text-style-name="P1" draw:layer="layout" svg:x1="7cm" svg:y1="6.5cm" svg:x2="3.5cm" svg:y2="10.5cm" draw:start-shape="id2" draw:end-shape="id6" svg:d="m7000 6500h-1750v4000h-1750">
          <text:p/>
        </draw:connector>
        <draw:frame draw:style-name="gr3" draw:layer="layout" svg:width="1.5cm" svg:height="1.25cm" svg:x="2.5cm" svg:y="13.5cm">
          <draw:text-box>
            <text:p>*</text:p>
          </draw:text-box>
        </draw:frame>
        <draw:frame draw:style-name="gr3" draw:layer="layout" svg:width="2cm" svg:height="1.25cm" svg:x="4.5cm" svg:y="19.75cm">
          <draw:text-box>
            <text:p>*</text:p>
          </draw:text-box>
        </draw:frame>
        <draw:frame draw:style-name="gr3" draw:layer="layout" svg:width="2cm" svg:height="1.25cm" svg:x="3.5cm" svg:y="9.75cm">
          <draw:text-box>
            <text:p>*</text:p>
          </draw:text-box>
        </draw:frame>
        <draw:frame draw:style-name="gr4" draw:layer="layout" svg:width="2cm" svg:height="1.75cm" svg:x="6cm" svg:y="5cm">
          <draw:text-box>
            <text:p>1</text:p>
          </draw:text-box>
        </draw:frame>
        <draw:frame draw:style-name="gr5" draw:layer="layout" svg:width="2cm" svg:height="2.25cm" svg:x="9.5cm" svg:y="14.5cm">
          <draw:text-box>
            <text:p>1</text:p>
          </draw:text-box>
        </draw:frame>
        <draw:frame draw:style-name="gr3" draw:layer="layout" svg:width="2cm" svg:height="1.25cm" svg:x="8.5cm" svg:y="7.25cm">
          <draw:text-box>
            <text:p>*</text:p>
          </draw:text-box>
        </draw:frame>
        <draw:frame draw:style-name="gr5" draw:layer="layout" svg:width="1.5cm" svg:height="2.25cm" svg:x="10cm" svg:y="5cm">
          <draw:text-box>
            <text:p>1</text:p>
          </draw:text-box>
        </draw:frame>
        <draw:frame draw:style-name="gr6" draw:layer="layout" svg:width="3cm" svg:height="2.75cm" svg:x="14cm" svg:y="5.25cm">
          <draw:text-box>
            <text:p>1</text:p>
          </draw:text-box>
        </draw:frame>
        <draw:frame draw:style-name="gr6" draw:layer="layout" svg:width="2.5cm" svg:height="2.75cm" svg:x="11cm" svg:y="16cm">
          <draw:text-box>
            <text:p>1</text:p>
          </draw:text-box>
        </draw:frame>
        <draw:frame draw:style-name="gr7" draw:layer="layout" svg:width="2.5cm" svg:height="3.25cm" svg:x="14.5cm" svg:y="12.5cm">
          <draw:text-box>
            <text:p>1</text:p>
          </draw:text-box>
        </draw:frame>
        <draw:frame draw:style-name="gr5" draw:layer="layout" svg:width="2cm" svg:height="2.25cm" svg:x="10cm" svg:y="22cm">
          <draw:text-box>
            <text:p>1</text:p>
          </draw:text-box>
        </draw:frame>
        <draw:frame draw:style-name="gr6" draw:layer="layout" svg:width="2.5cm" svg:height="2.75cm" svg:x="9.5cm" svg:y="16.75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3M33S</meta:editing-duration>
    <meta:editing-cycles>4</meta:editing-cycles>
    <meta:generator>OpenOffice.org/3.3$Win32 OpenOffice.org_project/330m20$Build-9567</meta:generator>
    <dc:date>2014-03-23T19:51:50.28</dc:date>
    <dc:creator>J H</dc:creator>
    <meta:document-statistic meta:object-count="27"/>
  </office:meta>
</office:document-meta>
</file>